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0b393" officeooo:paragraph-rsid="0020b393"/>
    </style:style>
    <style:style style:name="P2" style:family="paragraph" style:parent-style-name="Text_20_body">
      <style:text-properties officeooo:rsid="0020dbb9" officeooo:paragraph-rsid="0020dbb9"/>
    </style:style>
    <style:style style:name="P3" style:family="paragraph" style:parent-style-name="Text_20_body">
      <style:text-properties officeooo:rsid="00290b6d" officeooo:paragraph-rsid="00290b6d"/>
    </style:style>
    <style:style style:name="P4" style:family="paragraph" style:parent-style-name="Text_20_body">
      <style:text-properties officeooo:rsid="00290b6d" officeooo:paragraph-rsid="0029e0ee"/>
    </style:style>
    <style:style style:name="P5" style:family="paragraph" style:parent-style-name="Heading_20_2">
      <style:text-properties officeooo:rsid="0020dbb9" officeooo:paragraph-rsid="0020dbb9"/>
    </style:style>
    <style:style style:name="P6" style:family="paragraph" style:parent-style-name="Heading_20_3">
      <style:text-properties officeooo:rsid="001bb63b" officeooo:paragraph-rsid="0020b393"/>
    </style:style>
    <style:style style:name="P7" style:family="paragraph" style:parent-style-name="Heading_20_3">
      <style:text-properties officeooo:rsid="001bb63b" officeooo:paragraph-rsid="0020dbb9"/>
    </style:style>
    <style:style style:name="P8" style:family="paragraph" style:parent-style-name="Horizontal_20_Line">
      <style:text-properties officeooo:rsid="00290b6d"/>
    </style:style>
    <style:style style:name="T1" style:family="text">
      <style:text-properties officeooo:rsid="0020b3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e0ee"/>
    </style:style>
    <style:style style:name="T4" style:family="text">
      <style:text-properties officeooo:rsid="0020dbb9"/>
    </style:style>
    <style:style style:name="T5" style:family="text">
      <style:text-properties officeooo:rsid="002a47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ies</text:p>
      <text:p text:style-name="Subtitle">Visiteur</text:p>
      <text:p text:style-name="Text_20_body"/>
      <text:h text:style-name="Heading_20_2" text:outline-level="2">Création de compte</text:h>
      <text:p text:style-name="P1">En tant que visiteur, j’aimerais pouvoir créer un compte afin de pouvoir <text:span text:style-name="T5">utiliser les services de</text:span> l’application.</text:p>
      <text:h text:style-name="P6" text:outline-level="3">Critères d’acceptations</text:h>
      <text:p text:style-name="P4"><text:span text:style-name="T2">Étant donner</text:span> que je suis sur la page de connexion. <text:span text:style-name="T2">Quand</text:span> je rempli correctement le formulaire de connexion et que je clique sur le bouton « <text:span text:style-name="T1">créer un compte</text:span> ». <text:span text:style-name="T2">Alors</text:span>,<text:span text:style-name="T1"> </text:span><text:span text:style-name="T3">un compte est crée, </text:span><text:span text:style-name="T1">je suis authentifié et envoyé sur le tableau de bord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4:39:39.819000000</meta:creation-date>
    <dc:date>2022-02-26T10:32:55.374000000</dc:date>
    <meta:editing-duration>PT36M31S</meta:editing-duration>
    <meta:editing-cycles>11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6" meta:word-count="70" meta:character-count="412" meta:non-whitespace-character-count="348"/>
  </office:meta>
</office:document-meta>
</file>